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4.997cm"/>
    </style:style>
    <style:style style:name="co22" style:family="table-column">
      <style:table-column-properties fo:break-before="auto" style:column-width="4.676cm"/>
    </style:style>
    <style:style style:name="co23" style:family="table-column">
      <style:table-column-properties fo:break-before="auto" style:column-width="3.717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5.9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38.811cm" svg:height="13.955cm" svg:x="43.573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">
            <text:p>5.8</text:p>
          </table:table-cell>
          <table:table-cell table:formula="of:=[.D10]/[.H10]" office:value-type="float" office:value="0.6">
            <text:p>0.6</text:p>
          </table:table-cell>
          <table:table-cell table:formula="of:=[.F10]/[.H10]" office:value-type="float" office:value="2.8">
            <text:p>2.8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2">
            <text:p>5.2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">
            <text:p>5.8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0">
            <text:p>10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2">
            <text:p>12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12">
            <text:p>12</text:p>
          </table:table-cell>
          <table:table-cell/>
          <table:table-cell/>
          <table:table-cell table:formula="of:=[.AA5] + ([.AC5]*[.Y5]*[.AD$2]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36">
            <text:p>36</text:p>
          </table:table-cell>
          <table:table-cell/>
          <table:table-cell/>
          <table:table-cell table:formula="of:=[.AA6] + ([.AC6]*[.Y6]*[.AD$2])"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6">
            <text:p>6</text:p>
          </table:table-cell>
          <table:table-cell/>
          <table:table-cell/>
          <table:table-cell table:formula="of:=[.AA8] + ([.AC8]*[.Y8]*[.AD$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]-[.D9]" office:value-type="float" office:value="0">
            <text:p>0</text:p>
          </table:table-cell>
          <table:table-cell/>
          <table:table-cell table:formula="of:=IF(([.G9] = 2); [.C9]; 0)" office:value-type="float" office:value="0">
            <text:p>0</text:p>
          </table:table-cell>
          <table:table-cell/>
          <table:table-cell table:formula="of:=IF(([.G9] = 2); 1; 0)" office:value-type="float" office:value="0">
            <text:p>0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1">
            <text:p>1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0">
            <text:p>0</text:p>
          </table:table-cell>
          <table:table-cell table:formula="of:=[.Z9]*[.Y9]" office:value-type="float" office:value="0">
            <text:p>0</text:p>
          </table:table-cell>
          <table:table-cell/>
          <table:table-cell/>
          <table:table-cell table:formula="of:=[.AA9] + ([.AC9]*[.Y9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29">
            <text:p>29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4">
            <text:p>14</text:p>
          </table:table-cell>
          <table:table-cell table:formula="of:=SUM([.G4:.G9])" office:value-type="float" office:value="10">
            <text:p>10</text:p>
          </table:table-cell>
          <table:table-cell table:formula="of:=SUM([.H4:.H9])" office:value-type="float" office:value="5">
            <text:p>5</text:p>
          </table:table-cell>
          <table:table-cell table:number-columns-repeated="3"/>
          <table:table-cell table:formula="of:=[.C10]-[.D10]" office:value-type="float" office:value="26">
            <text:p>26</text:p>
          </table:table-cell>
          <table:table-cell/>
          <table:table-cell table:formula="of:=SUM([.N4:.N9])" office:value-type="float" office:value="29">
            <text:p>29</text:p>
          </table:table-cell>
          <table:table-cell/>
          <table:table-cell table:formula="of:=SUM([.P4:.P9])" office:value-type="float" office:value="5">
            <text:p>5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1">
            <text:p>1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60">
            <text:p>60</text:p>
          </table:table-cell>
          <table:table-cell table:number-columns-repeated="2"/>
          <table:table-cell table:formula="of:=SUM([.AD4:.AD9])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.4">
            <text:p>3.4</text:p>
          </table:table-cell>
          <table:table-cell table:formula="of:=[.D17]/[.H17]" office:value-type="float" office:value="1.4">
            <text:p>1.4</text:p>
          </table:table-cell>
          <table:table-cell table:formula="of:=[.F17]/[.H17]" office:value-type="float" office:value="2.4">
            <text:p>2.4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2">
            <text:p>2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4.33333333333333">
            <text:p>4.3333333333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8">
            <text:p>8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4.8">
            <text:p>4.8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3">
            <text:p>3</text:p>
          </table:table-cell>
          <table:table-cell table:formula="of:=+[.AD17]/[.H17]" office:value-type="float" office:value="5.4">
            <text:p>5.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10">
            <text:p>10</text:p>
          </table:table-cell>
          <table:table-cell/>
          <table:table-cell/>
          <table:table-cell table:formula="of:=[.AA12] + ([.AC12]*[.Y12]*[.AD$2]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12">
            <text:p>12</text:p>
          </table:table-cell>
          <table:table-cell/>
          <table:table-cell/>
          <table:table-cell table:formula="of:=[.AA14] + ([.AC14]*[.Y14]*[.AD$2]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2">
            <text:p>2</text:p>
          </table:table-cell>
          <table:table-cell/>
          <table:table-cell/>
          <table:table-cell table:formula="of:=[.AA15] + ([.AC15]*[.Y15]*[.AD$2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16]-[.D16]" office:value-type="float" office:value="0">
            <text:p>0</text:p>
          </table:table-cell>
          <table:table-cell/>
          <table:table-cell table:formula="of:=IF(([.G16] = 2); [.C16]; 0)" office:value-type="float" office:value="0">
            <text:p>0</text:p>
          </table:table-cell>
          <table:table-cell/>
          <table:table-cell table:formula="of:=IF(([.G16] = 2); 1; 0)" office:value-type="float" office:value="0">
            <text:p>0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1">
            <text:p>1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16] = 2); [.L16]; 0)" office:value-type="float" office:value="0">
            <text:p>0</text:p>
          </table:table-cell>
          <table:table-cell table:formula="of:=[.Z16]*[.Y16]" office:value-type="float" office:value="0">
            <text:p>0</text:p>
          </table:table-cell>
          <table:table-cell/>
          <table:table-cell/>
          <table:table-cell table:formula="of:=[.AA16] + ([.AC16]*[.Y16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7">
            <text:p>17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2">
            <text:p>12</text:p>
          </table:table-cell>
          <table:table-cell table:formula="of:=SUM([.G11:.G16])" office:value-type="float" office:value="8">
            <text:p>8</text:p>
          </table:table-cell>
          <table:table-cell table:formula="of:=SUM([.H11:.H16])" office:value-type="float" office:value="5">
            <text:p>5</text:p>
          </table:table-cell>
          <table:table-cell table:number-columns-repeated="3"/>
          <table:table-cell table:formula="of:=[.C17]-[.D17]" office:value-type="float" office:value="10">
            <text:p>10</text:p>
          </table:table-cell>
          <table:table-cell/>
          <table:table-cell table:formula="of:=SUM([.N11:.N16])" office:value-type="float" office:value="13">
            <text:p>13</text:p>
          </table:table-cell>
          <table:table-cell/>
          <table:table-cell table:formula="of:=SUM([.P11:.P16])" office:value-type="float" office:value="3">
            <text:p>3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1">
            <text:p>1</text:p>
          </table:table-cell>
          <table:table-cell table:number-columns-repeated="4"/>
          <table:table-cell table:formula="of:=SUM([.AA11:.AA16])" office:value-type="float" office:value="24">
            <text:p>24</text:p>
          </table:table-cell>
          <table:table-cell table:number-columns-repeated="2"/>
          <table:table-cell table:formula="of:=SUM([.AD11:.AD16])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4.66666666666667">
            <text:p>4.6666666667</text:p>
          </table:table-cell>
          <table:table-cell table:formula="of:=[.D24]/[.H24]" office:value-type="float" office:value="2.66666666666667">
            <text:p>2.6666666667</text:p>
          </table:table-cell>
          <table:table-cell table:formula="of:=[.F24]/[.H24]" office:value-type="float" office:value="2.66666666666667">
            <text:p>2.6666666667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2">
            <text:p>2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4.66666666666667">
            <text:p>4.6666666667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6">
            <text:p>6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5">
            <text:p>5</text:p>
          </table:table-cell>
          <table:table-cell table:formula="of:=[.AA24]/[.H24]" office:value-type="float" office:value="3">
            <text:p>3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5">
            <text:p>5</text:p>
          </table:table-cell>
          <table:table-cell table:formula="of:=+[.AD24]/[.H24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4">
            <text:p>4</text:p>
          </table:table-cell>
          <table:table-cell/>
          <table:table-cell/>
          <table:table-cell table:formula="of:=[.AA19] + ([.AC19]*[.Y19]*[.AD$2])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1]-[.D21]" office:value-type="float" office:value="0">
            <text:p>0</text:p>
          </table:table-cell>
          <table:table-cell/>
          <table:table-cell table:formula="of:=IF(([.G21] = 2); [.C21]; 0)" office:value-type="float" office:value="0">
            <text:p>0</text:p>
          </table:table-cell>
          <table:table-cell/>
          <table:table-cell table:formula="of:=IF(([.G21] = 2); 1; 0)" office:value-type="float" office:value="0">
            <text:p>0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1">
            <text:p>1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0">
            <text:p>0</text:p>
          </table:table-cell>
          <table:table-cell table:formula="of:=[.Z21]*[.Y21]" office:value-type="float" office:value="0">
            <text:p>0</text:p>
          </table:table-cell>
          <table:table-cell/>
          <table:table-cell/>
          <table:table-cell table:formula="of:=[.AA21] + ([.AC21]*[.Y21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2]-[.D22]" office:value-type="float" office:value="0">
            <text:p>0</text:p>
          </table:table-cell>
          <table:table-cell/>
          <table:table-cell table:formula="of:=IF(([.G22] = 2); [.C22]; 0)" office:value-type="float" office:value="0">
            <text:p>0</text:p>
          </table:table-cell>
          <table:table-cell/>
          <table:table-cell table:formula="of:=IF(([.G22] = 2); 1; 0)" office:value-type="float" office:value="0">
            <text:p>0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1">
            <text:p>1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0">
            <text:p>0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3]-[.D23]" office:value-type="float" office:value="0">
            <text:p>0</text:p>
          </table:table-cell>
          <table:table-cell/>
          <table:table-cell table:formula="of:=IF(([.G23] = 2); [.C23]; 0)" office:value-type="float" office:value="0">
            <text:p>0</text:p>
          </table:table-cell>
          <table:table-cell/>
          <table:table-cell table:formula="of:=IF(([.G23] = 2); 1; 0)" office:value-type="float" office:value="0">
            <text:p>0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1">
            <text:p>1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23] = 2); [.L23]; 0)" office:value-type="float" office:value="0">
            <text:p>0</text:p>
          </table:table-cell>
          <table:table-cell table:formula="of:=[.Z23]*[.Y23]" office:value-type="float" office:value="0">
            <text:p>0</text:p>
          </table:table-cell>
          <table:table-cell/>
          <table:table-cell/>
          <table:table-cell table:formula="of:=[.AA23] + ([.AC23]*[.Y23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14">
            <text:p>14</text:p>
          </table:table-cell>
          <table:table-cell table:formula="of:=SUM([.D18:.D23])" office:value-type="float" office:value="8">
            <text:p>8</text:p>
          </table:table-cell>
          <table:table-cell/>
          <table:table-cell table:formula="of:=SUM([.F18:.F23])" office:value-type="float" office:value="8">
            <text:p>8</text:p>
          </table:table-cell>
          <table:table-cell table:formula="of:=SUM([.G18:.G23])" office:value-type="float" office:value="6">
            <text:p>6</text:p>
          </table:table-cell>
          <table:table-cell table:formula="of:=SUM([.H18:.H23])" office:value-type="float" office:value="3">
            <text:p>3</text:p>
          </table:table-cell>
          <table:table-cell table:number-columns-repeated="3"/>
          <table:table-cell table:formula="of:=[.C24]-[.D24]" office:value-type="float" office:value="6">
            <text:p>6</text:p>
          </table:table-cell>
          <table:table-cell/>
          <table:table-cell table:formula="of:=SUM([.N18:.N23])" office:value-type="float" office:value="14">
            <text:p>14</text:p>
          </table:table-cell>
          <table:table-cell/>
          <table:table-cell table:formula="of:=SUM([.P18:.P23])" office:value-type="float" office:value="3">
            <text:p>3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3">
            <text:p>3</text:p>
          </table:table-cell>
          <table:table-cell table:number-columns-repeated="4"/>
          <table:table-cell table:formula="of:=SUM([.AA18:.AA23])" office:value-type="float" office:value="9">
            <text:p>9</text:p>
          </table:table-cell>
          <table:table-cell table:number-columns-repeated="2"/>
          <table:table-cell table:formula="of:=SUM([.AD18:.AD23]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3.5">
            <text:p>3.5</text:p>
          </table:table-cell>
          <table:table-cell table:formula="of:=[.D31]/[.H31]" office:value-type="float" office:value="2.25">
            <text:p>2.25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25">
            <text:p>1.25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4">
            <text:p>4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1.33333333333333">
            <text:p>1.3333333333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5">
            <text:p>5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2.25">
            <text:p>2.25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3">
            <text:p>3</text:p>
          </table:table-cell>
          <table:table-cell table:formula="of:=+[.AD31]/[.H31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6">
            <text:p>6</text:p>
          </table:table-cell>
          <table:table-cell/>
          <table:table-cell/>
          <table:table-cell table:formula="of:=[.AA27] + ([.AC27]*[.Y27]*[.AD$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9]-[.D29]" office:value-type="float" office:value="0">
            <text:p>0</text:p>
          </table:table-cell>
          <table:table-cell/>
          <table:table-cell table:formula="of:=IF(([.G29] = 2); [.C29]; 0)" office:value-type="float" office:value="0">
            <text:p>0</text:p>
          </table:table-cell>
          <table:table-cell/>
          <table:table-cell table:formula="of:=IF(([.G29] = 2); 1; 0)" office:value-type="float" office:value="0">
            <text:p>0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1">
            <text:p>1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29] = 2); [.L29]; 0)" office:value-type="float" office:value="0">
            <text:p>0</text:p>
          </table:table-cell>
          <table:table-cell table:formula="of:=[.Z29]*[.Y29]" office:value-type="float" office:value="0">
            <text:p>0</text:p>
          </table:table-cell>
          <table:table-cell/>
          <table:table-cell/>
          <table:table-cell table:formula="of:=[.AA29] + ([.AC29]*[.Y29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0]-[.D30]" office:value-type="float" office:value="0">
            <text:p>0</text:p>
          </table:table-cell>
          <table:table-cell/>
          <table:table-cell table:formula="of:=IF(([.G30] = 2); [.C30]; 0)" office:value-type="float" office:value="0">
            <text:p>0</text:p>
          </table:table-cell>
          <table:table-cell/>
          <table:table-cell table:formula="of:=IF(([.G30] = 2); 1; 0)" office:value-type="float" office:value="0">
            <text:p>0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1">
            <text:p>1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30] = 2); [.L30]; 0)" office:value-type="float" office:value="0">
            <text:p>0</text:p>
          </table:table-cell>
          <table:table-cell table:formula="of:=[.Z30]*[.Y30]" office:value-type="float" office:value="0">
            <text:p>0</text:p>
          </table:table-cell>
          <table:table-cell/>
          <table:table-cell/>
          <table:table-cell table:formula="of:=[.AA30] + ([.AC30]*[.Y30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14">
            <text:p>14</text:p>
          </table:table-cell>
          <table:table-cell table:formula="of:=SUM([.D25:.D30])" office:value-type="float" office:value="9">
            <text:p>9</text:p>
          </table:table-cell>
          <table:table-cell/>
          <table:table-cell table:formula="of:=SUM([.F25:.F30])" office:value-type="float" office:value="12">
            <text:p>12</text:p>
          </table:table-cell>
          <table:table-cell table:formula="of:=SUM([.G25:.G30])" office:value-type="float" office:value="5">
            <text:p>5</text:p>
          </table:table-cell>
          <table:table-cell table:formula="of:=SUM([.H25:.H30])" office:value-type="float" office:value="4">
            <text:p>4</text:p>
          </table:table-cell>
          <table:table-cell table:number-columns-repeated="3"/>
          <table:table-cell table:formula="of:=[.C31]-[.D31]" office:value-type="float" office:value="5">
            <text:p>5</text:p>
          </table:table-cell>
          <table:table-cell/>
          <table:table-cell table:formula="of:=SUM([.N25:.N30])" office:value-type="float" office:value="8">
            <text:p>8</text:p>
          </table:table-cell>
          <table:table-cell/>
          <table:table-cell table:formula="of:=SUM([.P25:.P30])" office:value-type="float" office:value="2">
            <text:p>2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3">
            <text:p>3</text:p>
          </table:table-cell>
          <table:table-cell table:number-columns-repeated="4"/>
          <table:table-cell table:formula="of:=SUM([.AA25:.AA30])" office:value-type="float" office:value="9">
            <text:p>9</text:p>
          </table:table-cell>
          <table:table-cell table:number-columns-repeated="2"/>
          <table:table-cell table:formula="of:=SUM([.AD25:.AD30]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4">
            <text:p>4</text:p>
          </table:table-cell>
          <table:table-cell table:formula="of:=[.D38]/[.H38]" office:value-type="float" office:value="2.75">
            <text:p>2.75</text:p>
          </table:table-cell>
          <table:table-cell table:formula="of:=[.F38]/[.H38]" office:value-type="float" office:value="2.75">
            <text:p>2.75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1.25">
            <text:p>1.25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5">
            <text:p>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0.333333333333333">
            <text:p>0.3333333333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6">
            <text:p>6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2">
            <text:p>2</text:p>
          </table:table-cell>
          <table:table-cell table:formula="of:=[.AA38]/[.H38]" office:value-type="float" office:value="0.5">
            <text:p>0.5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2">
            <text:p>2</text:p>
          </table:table-cell>
          <table:table-cell table:formula="of:=+[.AD38]/[.H38]" office:value-type="float" office:value="0.5">
            <text:p>0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6]-[.D36]" office:value-type="float" office:value="0">
            <text:p>0</text:p>
          </table:table-cell>
          <table:table-cell/>
          <table:table-cell table:formula="of:=IF(([.G36] = 2); [.C36]; 0)" office:value-type="float" office:value="0">
            <text:p>0</text:p>
          </table:table-cell>
          <table:table-cell/>
          <table:table-cell table:formula="of:=IF(([.G36] = 2); 1; 0)" office:value-type="float" office:value="0">
            <text:p>0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1">
            <text:p>1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0">
            <text:p>0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7]-[.D37]" office:value-type="float" office:value="0">
            <text:p>0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0">
            <text:p>0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16">
            <text:p>16</text:p>
          </table:table-cell>
          <table:table-cell table:formula="of:=SUM([.D32:.D37])" office:value-type="float" office:value="11">
            <text:p>11</text:p>
          </table:table-cell>
          <table:table-cell/>
          <table:table-cell table:formula="of:=SUM([.F32:.F37])" office:value-type="float" office:value="11">
            <text:p>11</text:p>
          </table:table-cell>
          <table:table-cell table:formula="of:=SUM([.G32:.G37])" office:value-type="float" office:value="6">
            <text:p>6</text:p>
          </table:table-cell>
          <table:table-cell table:formula="of:=SUM([.H32:.H37])" office:value-type="float" office:value="4">
            <text:p>4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5">
            <text:p>15</text:p>
          </table:table-cell>
          <table:table-cell/>
          <table:table-cell table:formula="of:=SUM([.P32:.P37])" office:value-type="float" office:value="3">
            <text:p>3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1">
            <text:p>1</text:p>
          </table:table-cell>
          <table:table-cell/>
          <table:table-cell table:style-name="Default" table:formula="of:=SUM([.V32:.V37])" office:value-type="float" office:value="3">
            <text:p>3</text:p>
          </table:table-cell>
          <table:table-cell table:number-columns-repeated="4"/>
          <table:table-cell table:formula="of:=SUM([.AA32:.AA37])" office:value-type="float" office:value="2">
            <text:p>2</text:p>
          </table:table-cell>
          <table:table-cell table:number-columns-repeated="2"/>
          <table:table-cell table:formula="of:=SUM([.AD32:.AD37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.75">
            <text:p>2.75</text:p>
          </table:table-cell>
          <table:table-cell table:formula="of:=[.F45]/[.H45]" office:value-type="float" office:value="2.25">
            <text:p>2.2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1.75">
            <text:p>1.7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6">
            <text:p>6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1.5">
            <text:p>1.5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4">
            <text:p>4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5">
            <text:p>1.5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3]-[.D43]" office:value-type="float" office:value="0">
            <text:p>0</text:p>
          </table:table-cell>
          <table:table-cell/>
          <table:table-cell table:formula="of:=IF(([.G43] = 2); [.C43]; 0)" office:value-type="float" office:value="0">
            <text:p>0</text:p>
          </table:table-cell>
          <table:table-cell/>
          <table:table-cell table:formula="of:=IF(([.G43] = 2); 1; 0)" office:value-type="float" office:value="0">
            <text:p>0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1">
            <text:p>1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0">
            <text:p>0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4]-[.D44]" office:value-type="float" office:value="0">
            <text:p>0</text:p>
          </table:table-cell>
          <table:table-cell/>
          <table:table-cell table:formula="of:=IF(([.G44] = 2); [.C44]; 0)" office:value-type="float" office:value="0">
            <text:p>0</text:p>
          </table:table-cell>
          <table:table-cell/>
          <table:table-cell table:formula="of:=IF(([.G44] = 2); 1; 0)" office:value-type="float" office:value="0">
            <text:p>0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1">
            <text:p>1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0">
            <text:p>0</text:p>
          </table:table-cell>
          <table:table-cell table:formula="of:=[.Z44]*[.Y44]" office:value-type="float" office:value="0">
            <text:p>0</text:p>
          </table:table-cell>
          <table:table-cell/>
          <table:table-cell/>
          <table:table-cell table:formula="of:=[.AA44] + ([.AC44]*[.Y44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18">
            <text:p>18</text:p>
          </table:table-cell>
          <table:table-cell table:formula="of:=SUM([.D39:.D44])" office:value-type="float" office:value="11">
            <text:p>11</text:p>
          </table:table-cell>
          <table:table-cell/>
          <table:table-cell table:formula="of:=SUM([.F39:.F44])" office:value-type="float" office:value="9">
            <text:p>9</text:p>
          </table:table-cell>
          <table:table-cell table:formula="of:=SUM([.G39:.G44])" office:value-type="float" office:value="4">
            <text:p>4</text:p>
          </table:table-cell>
          <table:table-cell table:formula="of:=SUM([.H39:.H44])" office:value-type="float" office:value="4">
            <text:p>4</text:p>
          </table:table-cell>
          <table:table-cell table:number-columns-repeated="3"/>
          <table:table-cell table:formula="of:=[.C45]-[.D45]" office:value-type="float" office:value="7">
            <text:p>7</text:p>
          </table:table-cell>
          <table:table-cell/>
          <table:table-cell table:formula="of:=SUM([.N39:.N44])" office:value-type="float" office:value="12">
            <text:p>12</text:p>
          </table:table-cell>
          <table:table-cell/>
          <table:table-cell table:formula="of:=SUM([.P39:.P44])" office:value-type="float" office:value="2">
            <text:p>2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4">
            <text:p>4</text:p>
          </table:table-cell>
          <table:table-cell table:number-columns-repeated="4"/>
          <table:table-cell table:formula="of:=SUM([.AA39:.AA44])" office:value-type="float" office:value="6">
            <text:p>6</text:p>
          </table:table-cell>
          <table:table-cell table:number-columns-repeated="2"/>
          <table:table-cell table:formula="of:=SUM([.AD39:.AD44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2">
            <text:p>2</text:p>
          </table:table-cell>
          <table:table-cell table:formula="of:=[.D52]/[.H52]" office:value-type="float" office:value="2">
            <text:p>2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0">
            <text:p>0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25">
            <text:p>0.2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166666666666667">
            <text:p>0.1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9]-[.D49]" office:value-type="float" office:value="0">
            <text:p>0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0">
            <text:p>0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0]-[.D50]" office:value-type="float" office:value="0">
            <text:p>0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]" office:value-type="string" office:string-value="Pucked Up">
            <text:p>Pucked Up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1]-[.D51]" office:value-type="float" office:value="0">
            <text:p>0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6">
            <text:p>6</text:p>
          </table:table-cell>
          <table:table-cell table:formula="of:=SUM([.D46:.D51])" office:value-type="float" office:value="6">
            <text:p>6</text:p>
          </table:table-cell>
          <table:table-cell/>
          <table:table-cell table:formula="of:=SUM([.F46:.F51])" office:value-type="float" office:value="9">
            <text:p>9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3">
            <text:p>3</text:p>
          </table:table-cell>
          <table:table-cell table:number-columns-repeated="3"/>
          <table:table-cell table:formula="of:=[.C52]-[.D52]" office:value-type="float" office:value="0">
            <text:p>0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1">
            <text:p>1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2.5">
            <text:p>2.5</text:p>
          </table:table-cell>
          <table:table-cell table:formula="of:=[.D59]/[.H59]" office:value-type="float" office:value="2.75">
            <text:p>2.75</text:p>
          </table:table-cell>
          <table:table-cell table:formula="of:=[.F59]/[.H59]" office:value-type="float" office:value="2.75">
            <text:p>2.75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-0.25">
            <text:p>-0.25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0.5">
            <text:p>0.5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3">
            <text:p>3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4">
            <text:p>4</text:p>
          </table:table-cell>
          <table:table-cell table:formula="of:=+[.AD59]/[.H59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7]-[.D57]" office:value-type="float" office:value="0">
            <text:p>0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0">
            <text:p>0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8]-[.D58]" office:value-type="float" office:value="0">
            <text:p>0</text:p>
          </table:table-cell>
          <table:table-cell/>
          <table:table-cell table:formula="of:=IF(([.G58] = 2); [.C58]; 0)" office:value-type="float" office:value="0">
            <text:p>0</text:p>
          </table:table-cell>
          <table:table-cell/>
          <table:table-cell table:formula="of:=IF(([.G58] = 2); 1; 0)" office:value-type="float" office:value="0">
            <text:p>0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1">
            <text:p>1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0">
            <text:p>0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0">
            <text:p>10</text:p>
          </table:table-cell>
          <table:table-cell table:formula="of:=SUM([.D53:.D58])" office:value-type="float" office:value="11">
            <text:p>11</text:p>
          </table:table-cell>
          <table:table-cell/>
          <table:table-cell table:formula="of:=SUM([.F53:.F58])" office:value-type="float" office:value="11">
            <text:p>11</text:p>
          </table:table-cell>
          <table:table-cell table:formula="of:=SUM([.G53:.G58])" office:value-type="float" office:value="3">
            <text:p>3</text:p>
          </table:table-cell>
          <table:table-cell table:formula="of:=SUM([.H53:.H58])" office:value-type="float" office:value="4">
            <text:p>4</text:p>
          </table:table-cell>
          <table:table-cell table:number-columns-repeated="3"/>
          <table:table-cell table:formula="of:=[.C59]-[.D59]" office:value-type="float" office:value="-1">
            <text:p>-1</text:p>
          </table:table-cell>
          <table:table-cell/>
          <table:table-cell table:formula="of:=SUM([.N53:.N58])" office:value-type="float" office:value="6">
            <text:p>6</text:p>
          </table:table-cell>
          <table:table-cell/>
          <table:table-cell table:formula="of:=SUM([.P53:.P58])" office:value-type="float" office:value="1">
            <text:p>1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2">
            <text:p>2</text:p>
          </table:table-cell>
          <table:table-cell/>
          <table:table-cell table:style-name="Default" table:formula="of:=SUM([.V53:.V58])" office:value-type="float" office:value="4">
            <text:p>4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2.66666666666667">
            <text:p>2.6666666667</text:p>
          </table:table-cell>
          <table:table-cell table:formula="of:=[.D66]/[.H66]" office:value-type="float" office:value="2.66666666666667">
            <text:p>2.6666666667</text:p>
          </table:table-cell>
          <table:table-cell table:formula="of:=[.F66]/[.H66]" office:value-type="float" office:value="2.66666666666667">
            <text:p>2.6666666667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0">
            <text:p>0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">
            <text:p>4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0.8">
            <text:p>0.8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2">
            <text:p>2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2.66666666666667">
            <text:p>2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2.66666666666667">
            <text:p>2.6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8">
            <text:p>8</text:p>
          </table:table-cell>
          <table:table-cell/>
          <table:table-cell/>
          <table:table-cell table:formula="of:=[.AA61] + ([.AC61]*[.Y61]*[.AD$2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3]-[.D63]" office:value-type="float" office:value="0">
            <text:p>0</text:p>
          </table:table-cell>
          <table:table-cell/>
          <table:table-cell table:formula="of:=IF(([.G63] = 2); [.C63]; 0)" office:value-type="float" office:value="0">
            <text:p>0</text:p>
          </table:table-cell>
          <table:table-cell/>
          <table:table-cell table:formula="of:=IF(([.G63] = 2); 1; 0)" office:value-type="float" office:value="0">
            <text:p>0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1">
            <text:p>1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0">
            <text:p>0</text:p>
          </table:table-cell>
          <table:table-cell table:formula="of:=[.Z63]*[.Y63]" office:value-type="float" office:value="0">
            <text:p>0</text:p>
          </table:table-cell>
          <table:table-cell/>
          <table:table-cell/>
          <table:table-cell table:formula="of:=[.AA63] + ([.AC63]*[.Y63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1]" office:value-type="string" office:string-value="Honey Nut Chelios">
            <text:p>Honey Nut Chelio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4]-[.D64]" office:value-type="float" office:value="0">
            <text:p>0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5]-[.D65]" office:value-type="float" office:value="0">
            <text:p>0</text:p>
          </table:table-cell>
          <table:table-cell/>
          <table:table-cell table:formula="of:=IF(([.G65] = 2); [.C65]; 0)" office:value-type="float" office:value="0">
            <text:p>0</text:p>
          </table:table-cell>
          <table:table-cell/>
          <table:table-cell table:formula="of:=IF(([.G65] = 2); 1; 0)" office:value-type="float" office:value="0">
            <text:p>0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1">
            <text:p>1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0">
            <text:p>0</text:p>
          </table:table-cell>
          <table:table-cell table:formula="of:=[.Z65]*[.Y65]" office:value-type="float" office:value="0">
            <text:p>0</text:p>
          </table:table-cell>
          <table:table-cell/>
          <table:table-cell/>
          <table:table-cell table:formula="of:=[.AA65] + ([.AC65]*[.Y65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8">
            <text:p>8</text:p>
          </table:table-cell>
          <table:table-cell table:formula="of:=SUM([.D60:.D65])" office:value-type="float" office:value="8">
            <text:p>8</text:p>
          </table:table-cell>
          <table:table-cell/>
          <table:table-cell table:formula="of:=SUM([.F60:.F65])" office:value-type="float" office:value="8">
            <text:p>8</text:p>
          </table:table-cell>
          <table:table-cell table:formula="of:=SUM([.G60:.G65])" office:value-type="float" office:value="2">
            <text:p>2</text:p>
          </table:table-cell>
          <table:table-cell table:formula="of:=SUM([.H60:.H65])" office:value-type="float" office:value="3">
            <text:p>3</text:p>
          </table:table-cell>
          <table:table-cell table:number-columns-repeated="3"/>
          <table:table-cell table:formula="of:=[.C66]-[.D66]" office:value-type="float" office:value="0">
            <text:p>0</text:p>
          </table:table-cell>
          <table:table-cell/>
          <table:table-cell table:formula="of:=SUM([.N60:.N65])" office:value-type="float" office:value="4">
            <text:p>4</text:p>
          </table:table-cell>
          <table:table-cell/>
          <table:table-cell table:formula="of:=SUM([.P60:.P65])" office:value-type="float" office:value="1">
            <text:p>1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5">
            <text:p>5</text:p>
          </table:table-cell>
          <table:table-cell table:number-columns-repeated="4"/>
          <table:table-cell table:formula="of:=SUM([.AA60:.AA65])" office:value-type="float" office:value="8">
            <text:p>8</text:p>
          </table:table-cell>
          <table:table-cell table:number-columns-repeated="2"/>
          <table:table-cell table:formula="of:=SUM([.AD60:.AD65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">
            <text:p>1</text:p>
          </table:table-cell>
          <table:table-cell table:formula="of:=[.D73]/[.H73]" office:value-type="float" office:value="4">
            <text:p>4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3">
            <text:p>-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2">
            <text:p>0.2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2">
            <text:p>2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.5">
            <text:p>1.5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1]-[.D71]" office:value-type="float" office:value="0">
            <text:p>0</text:p>
          </table:table-cell>
          <table:table-cell/>
          <table:table-cell table:formula="of:=IF(([.G71] = 2); [.C71]; 0)" office:value-type="float" office:value="0">
            <text:p>0</text:p>
          </table:table-cell>
          <table:table-cell/>
          <table:table-cell table:formula="of:=IF(([.G71] = 2); 1; 0)" office:value-type="float" office:value="0">
            <text:p>0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1">
            <text:p>1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0">
            <text:p>0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2]-[.D72]" office:value-type="float" office:value="0">
            <text:p>0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0">
            <text:p>0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4">
            <text:p>4</text:p>
          </table:table-cell>
          <table:table-cell table:formula="of:=SUM([.D67:.D72])" office:value-type="float" office:value="16">
            <text:p>16</text:p>
          </table:table-cell>
          <table:table-cell/>
          <table:table-cell table:formula="of:=SUM([.F67:.F72])" office:value-type="float" office:value="12">
            <text:p>12</text:p>
          </table:table-cell>
          <table:table-cell table:formula="of:=SUM([.G67:.G72])" office:value-type="float" office:value="2">
            <text:p>2</text:p>
          </table:table-cell>
          <table:table-cell table:formula="of:=SUM([.H67:.H72])" office:value-type="float" office:value="4">
            <text:p>4</text:p>
          </table:table-cell>
          <table:table-cell table:number-columns-repeated="3"/>
          <table:table-cell table:formula="of:=[.C73]-[.D73]" office:value-type="float" office:value="-12">
            <text:p>-12</text:p>
          </table:table-cell>
          <table:table-cell/>
          <table:table-cell table:formula="of:=SUM([.N67:.N72])" office:value-type="float" office:value="3">
            <text:p>3</text:p>
          </table:table-cell>
          <table:table-cell/>
          <table:table-cell table:formula="of:=SUM([.P67:.P72])" office:value-type="float" office:value="1">
            <text:p>1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1">
            <text:p>1</text:p>
          </table:table-cell>
          <table:table-cell/>
          <table:table-cell table:style-name="Default" table:formula="of:=SUM([.V67:.V72])" office:value-type="float" office:value="5">
            <text:p>5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25">
            <text:p>1.25</text:p>
          </table:table-cell>
          <table:table-cell table:formula="of:=[.D80]/[.H80]" office:value-type="float" office:value="5">
            <text:p>5</text:p>
          </table:table-cell>
          <table:table-cell table:formula="of:=[.F80]/[.H80]" office:value-type="float" office:value="3">
            <text:p>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75">
            <text:p>-3.75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0.4">
            <text:p>0.4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375">
            <text:p>0.37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8]-[.D78]" office:value-type="float" office:value="0">
            <text:p>0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0">
            <text:p>0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9]-[.D79]" office:value-type="float" office:value="0">
            <text:p>0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0">
            <text:p>0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5">
            <text:p>5</text:p>
          </table:table-cell>
          <table:table-cell table:formula="of:=SUM([.D74:.D79])" office:value-type="float" office:value="20">
            <text:p>20</text:p>
          </table:table-cell>
          <table:table-cell/>
          <table:table-cell table:formula="of:=SUM([.F74:.F79])" office:value-type="float" office:value="12">
            <text:p>12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4">
            <text:p>4</text:p>
          </table:table-cell>
          <table:table-cell table:number-columns-repeated="3"/>
          <table:table-cell table:formula="of:=[.C80]-[.D80]" office:value-type="float" office:value="-15">
            <text:p>-15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2">
            <text:p>2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1">
            <text:p>1</text:p>
          </table:table-cell>
          <table:table-cell table:formula="of:=[.D87]/[.H87]" office:value-type="float" office:value="4.5">
            <text:p>4.5</text:p>
          </table:table-cell>
          <table:table-cell table:formula="of:=[.F87]/[.H87]" office:value-type="float" office:value="3.25">
            <text:p>3.25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3.5">
            <text:p>-3.5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5]-[.D85]" office:value-type="float" office:value="0">
            <text:p>0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6]-[.D86]" office:value-type="float" office:value="0">
            <text:p>0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18">
            <text:p>18</text:p>
          </table:table-cell>
          <table:table-cell/>
          <table:table-cell table:formula="of:=SUM([.F81:.F86])" office:value-type="float" office:value="13">
            <text:p>13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4">
            <text:p>4</text:p>
          </table:table-cell>
          <table:table-cell table:number-columns-repeated="3"/>
          <table:table-cell table:formula="of:=[.C87]-[.D87]" office:value-type="float" office:value="-14">
            <text:p>-14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333333333333333">
            <text:p>0.3333333333</text:p>
          </table:table-cell>
          <table:table-cell table:formula="of:=[.D94]/[.H94]" office:value-type="float" office:value="6">
            <text:p>6</text:p>
          </table:table-cell>
          <table:table-cell table:formula="of:=[.F94]/[.H94]" office:value-type="float" office:value="3">
            <text:p>3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5.66666666666667">
            <text:p>-5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1]-[.D91]" office:value-type="float" office:value="0">
            <text:p>0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2]-[.D92]" office:value-type="float" office:value="0">
            <text:p>0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3]-[.D93]" office:value-type="float" office:value="0">
            <text:p>0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18">
            <text:p>18</text:p>
          </table:table-cell>
          <table:table-cell/>
          <table:table-cell table:formula="of:=SUM([.F88:.F93])" office:value-type="float" office:value="9">
            <text:p>9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3">
            <text:p>3</text:p>
          </table:table-cell>
          <table:table-cell table:number-columns-repeated="3"/>
          <table:table-cell table:formula="of:=[.C94]-[.D94]" office:value-type="float" office:value="-17">
            <text:p>-17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2-20T01:28:10</dc:date>
    <meta:editing-duration>PT4H14M15S</meta:editing-duration>
    <meta:editing-cycles>189</meta:editing-cycles>
    <meta:generator>LibreOffice/3.5$Linux_X86_64 LibreOffice_project/350m1$Build-2</meta:generator>
    <meta:document-statistic meta:table-count="1" meta:cell-count="193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812cm" svg:height="13.956cm" xlink:href=".." xlink:type="simple" chart:class="chart:bar" chart:style-name="ch1">
        <chart:title svg:x="17.801cm" svg:y="0.415cm" chart:style-name="ch2">
          <text:p>AWQI by Team</text:p>
        </chart:title>
        <chart:legend chart:legend-position="end" svg:x="32.501cm" svg:y="6.43cm" style:legend-expansion="high" chart:style-name="ch3"/>
        <chart:plot-area chart:style-name="ch4" table:cell-range-address="Sheet1.B4:Sheet1.B88 Sheet1.AB3:Sheet1.AB88 Sheet1.AE3:Sheet1.AE88" chart:data-source-has-labels="both" svg:x="1.787cm" svg:y="2.031cm" svg:width="29.162cm" svg:height="10.665cm">
          <chartooo:coordinate-region svg:x="2.642cm" svg:y="2.23cm" svg:width="28.3cm" svg:height="6.236cm"/>
          <chart:axis chart:dimension="x" chart:name="primary-x" chart:style-name="ch5" chartooo:axis-type="auto">
            <chartooo:date-scale/>
            <chart:title svg:x="15.901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2">
                <text:p>12</text:p>
                <draw:g>
                  <svg:desc>Sheet1.AB4:Sheet1.AB88</svg:desc>
                </draw:g>
              </table:table-cell>
              <table:table-cell office:value-type="float" office:value="12">
                <text:p>12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8">
                <text:p>4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">
                <text:p>2.8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9.593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2">
                <text:p>5.2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5.66666666666667">
                <text:p>-5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102cm" svg:y="3.952cm" style:legend-expansion="high" chart:style-name="ch3"/>
        <chart:plot-area chart:style-name="ch4" table:cell-range-address="Sheet1.A39:Sheet1.A44 Sheet1.C2:Sheet1.D2 Sheet1.C39:Sheet1.D44" chart:data-source-has-labels="row" svg:x="1.331cm" svg:y="1.301cm" svg:width="11.451cm" svg:height="6.538cm">
          <chartooo:coordinate-region svg:x="1.767cm" svg:y="1.501cm" svg:width="10.921cm" svg:height="5.691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39:Sheet1.D44" chart:data-source-has-labels="row" svg:x="1.331cm" svg:y="1.301cm" svg:width="10.862cm" svg:height="6.538cm">
          <chartooo:coordinate-region svg:x="1.767cm" svg:y="1.501cm" svg:width="10.333cm" svg:height="5.691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102cm" svg:y="3.952cm" style:legend-expansion="high" chart:style-name="ch3"/>
        <chart:plot-area chart:style-name="ch4" table:cell-range-address="Sheet1.A4:Sheet1.A9 Sheet1.C2:Sheet1.D2 Sheet1.C4:Sheet1.D9" chart:data-source-has-labels="row" svg:x="1.331cm" svg:y="1.301cm" svg:width="11.451cm" svg:height="6.538cm">
          <chartooo:coordinate-region svg:x="1.767cm" svg:y="1.5cm" svg:width="10.921cm" svg:height="5.692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4:Sheet1.D9" chart:data-source-has-labels="row" svg:x="1.331cm" svg:y="1.301cm" svg:width="10.862cm" svg:height="6.538cm">
          <chartooo:coordinate-region svg:x="1.767cm" svg:y="1.5cm" svg:width="10.333cm" svg:height="5.692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